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2000000E7D3176E0B1DD3B046.png" manifest:media-type="image/png"/>
  <manifest:file-entry manifest:full-path="Pictures/100000010000023E00000139FAE5435828B5AF21.png" manifest:media-type="image/png"/>
  <manifest:file-entry manifest:full-path="Pictures/100000010000024F00000118722D9ED8AF625CE2.png" manifest:media-type="image/png"/>
  <manifest:file-entry manifest:full-path="Pictures/100000010000024F0000010D1AB33B22776F3D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4" text:anchor-type="char" svg:x="0.91cm" svg:y="3.32cm" svg:width="15.637cm" svg:height="7.117cm" draw:z-index="2"><draw:image xlink:href="Pictures/100000010000024F0000010D1AB33B22776F3DA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x="0.709cm" svg:y="0.18cm" svg:width="15.637cm" svg:height="7.408cm" draw:z-index="1"><draw:image xlink:href="Pictures/100000010000024F00000118722D9ED8AF625CE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.619cm" svg:y="-1.27cm" svg:width="15.187cm" svg:height="8.281cm" draw:z-index="3"><draw:image xlink:href="Pictures/100000010000023E00000139FAE5435828B5AF21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2" draw:name="Image2" text:anchor-type="char" svg:x="0.854cm" svg:y="0.056cm" svg:width="15.293cm" svg:height="6.112cm" draw:z-index="0"><draw:image xlink:href="Pictures/1000000100000242000000E7D3176E0B1DD3B04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08:21:36.022849263</meta:creation-date>
    <dc:date>2024-04-07T08:29:54.253685742</dc:date>
    <meta:editing-duration>PT8M18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